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gr3" style:family="graphic" style:parent-style-name="standard">
      <style:graphic-properties svg:stroke-width="0.05cm" svg:stroke-color="#000000" draw:fill="none" draw:textarea-horizontal-align="justify" draw:textarea-vertical-align="middle" draw:auto-grow-height="false" fo:min-height="10.114cm" fo:min-width="14.69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fill="none" draw:textarea-horizontal-align="justify" draw:textarea-vertical-align="middle" draw:auto-grow-height="false" fo:min-height="0.958cm" fo:min-width="1.606cm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none" draw:textarea-horizontal-align="justify" draw:textarea-vertical-align="middle" draw:auto-grow-height="false" fo:min-height="0.958cm" fo:min-width="0.88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1.79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29cm"/>
    </style:style>
    <style:style style:name="gr10" style:family="graphic" style:parent-style-name="standard">
      <style:graphic-properties svg:stroke-width="0.05cm" svg:stroke-color="#000000" draw:fill="none" draw:textarea-horizontal-align="justify" draw:textarea-vertical-align="middle" draw:auto-grow-height="false" fo:min-height="0.9cm" fo:min-width="3.65cm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Ultrafine_20_2_20_Dots_20_3_20_Dashes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7.3cm" fo:min-width="0.65cm" fo:padding-top="0.15cm" fo:padding-bottom="0.15cm" fo:padding-left="0.275cm" fo:padding-right="0.275cm"/>
    </style:style>
    <style:style style:name="gr14" style:family="graphic" style:parent-style-name="objectwithoutfill" style:list-style-name="L1">
      <style:graphic-properties draw:stroke="solid" draw:stroke-dash="Ultrafine_20_2_20_Dots_20_3_20_Dashes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solid" draw:stroke-dash="Ultrafine_20_2_20_Dots_20_3_20_Dashes" svg:stroke-width="0.05cm" svg:stroke-color="#000000" draw:marker-start="Arrow" draw:marker-start-width="0.1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Ultrafine_20_2_20_Dots_20_3_20_Dashes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2_20_Dots_20_3_20_Dashes" svg:stroke-width="0.05cm" svg:stroke-color="#000000" draw:marker-start="Arrow" draw:marker-start-width="0.1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fill="none" draw:textarea-horizontal-align="justify" draw:textarea-vertical-align="middle" draw:auto-grow-height="false" fo:min-height="0.303cm" fo:min-width="0.362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67cm"/>
    </style:style>
    <style:style style:name="gr20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8cm" fo:min-width="0.05cm" fo:padding-top="0.15cm" fo:padding-bottom="0.15cm" fo:padding-left="0.275cm" fo:padding-right="0.275cm"/>
    </style:style>
    <style:style style:name="gr21" style:family="graphic" style:parent-style-name="objectwithoutfill" style:list-style-name="L1">
      <style:graphic-properties draw:stroke="solid" draw:stroke-dash="Ultrafine_20_2_20_Dots_20_3_20_Dashes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5.7cm" fo:min-width="0.05cm" fo:padding-top="0.15cm" fo:padding-bottom="0.15cm" fo:padding-left="0.275cm" fo:padding-right="0.275cm"/>
    </style:style>
    <style:style style:name="gr23" style:family="graphic" style:parent-style-name="objectwithoutfill">
      <style:graphic-properties draw:stroke="dash" draw:stroke-dash="Ultrafine_20_2_20_Dots_20_3_20_Dashes" svg:stroke-width="0.0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6.235cm" fo:min-width="0.05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894cm"/>
    </style:style>
    <style:style style:name="gr2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8.5cm" fo:min-width="0.65cm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3.395cm" fo:min-width="0.05cm" fo:padding-top="0.15cm" fo:padding-bottom="0.15cm" fo:padding-left="0.275cm" fo:padding-right="0.275cm"/>
    </style:style>
    <style:style style:name="gr28" style:family="graphic" style:parent-style-name="standard">
      <style:graphic-properties draw:stroke="none" draw:stroke-dash="Ultrafine_20_2_20_Dots_20_3_20_Dashes" svg:stroke-width="0.05cm" svg:stroke-color="#000000" draw:fill="none" draw:fill-color="#ffffff" draw:textarea-horizontal-align="left" draw:auto-grow-height="true" draw:auto-grow-width="true" fo:min-height="0.395cm" fo:min-width="4.045cm" fo:padding-top="0.15cm" fo:padding-bottom="0.15cm" fo:padding-left="0.275cm" fo:padding-right="0.275cm"/>
    </style:style>
    <style:style style:name="gr29" style:family="graphic" style:parent-style-name="objectwithoutfill" style:list-style-name="L1">
      <style:graphic-properties draw:stroke="solid" draw:stroke-dash="Ultrafine_20_2_20_Dots_20_3_20_Dashes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8.5cm" fo:min-width="0.25cm" fo:padding-top="0.15cm" fo:padding-bottom="0.15cm" fo:padding-left="0.275cm" fo:padding-right="0.275cm"/>
    </style:style>
    <style:style style:name="gr31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1.595cm" fo:min-width="0cm" fo:padding-top="0.15cm" fo:padding-bottom="0.15cm" fo:padding-left="0.275cm" fo:padding-right="0.275cm"/>
    </style:style>
    <style:style style:name="gr32" style:family="graphic" style:parent-style-name="objectwithoutfill" style:list-style-name="L1">
      <style:graphic-properties draw:stroke="solid" draw:stroke-dash="Ultrafine_20_2_20_Dots_20_3_20_Dashes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Ultrafine_20_2_20_Dots_20_3_20_Dashes"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 style:list-style-name="L1">
      <style:graphic-properties draw:stroke="solid" draw:stroke-dash="Ultrafine_20_2_20_Dots_20_3_20_Dashes"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0.7cm" fo:min-width="3.05cm" fo:padding-top="0.15cm" fo:padding-bottom="0.15cm" fo:padding-left="0.275cm" fo:padding-right="0.275cm"/>
    </style:style>
    <style:style style:name="gr3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0.9cm" fo:min-width="3.25cm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0.9cm" fo:min-width="3.65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9.3cm" fo:min-width="0.05cm" fo:padding-top="0.15cm" fo:padding-bottom="0.15cm" fo:padding-left="0.275cm" fo:padding-right="0.275cm"/>
    </style:style>
    <style:style style:name="gr39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8.8cm" fo:min-width="0.05cm" fo:padding-top="0.15cm" fo:padding-bottom="0.15cm" fo:padding-left="0.275cm" fo:padding-right="0.275cm"/>
    </style:style>
    <style:style style:name="gr40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min-height="8.5cm" fo:min-width="0.05cm" fo:padding-top="0.15cm" fo:padding-bottom="0.15cm" fo:padding-left="0.275cm" fo:padding-right="0.275cm"/>
    </style:style>
    <style:style style:name="gr41" style:family="graphic" style:parent-style-name="objectwithoutfill">
      <style:graphic-properties draw:stroke="solid" draw:stroke-dash="Ultrafine_20_2_20_Dots_20_3_20_Dashes"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style:font-size-asian="2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Mangal" style:font-size-complex="18pt"/>
    </style:style>
    <style:style style:name="P10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Liberation Sans" fo:font-size="10pt" style:letter-kerning="true" style:font-name-asian="Microsoft YaHei" style:font-size-asian="10pt" style:font-name-complex="Mangal" style:font-size-complex="10pt"/>
    </style:style>
    <style:style style:name="T6" style:family="text">
      <style:text-properties style:font-name="Liberation Sans" fo:font-size="18pt" style:letter-kerning="true" style:font-name-asian="Microsoft YaHei" style:font-size-asian="18pt" style:font-name-complex="Mangal" style:font-size-complex="1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style:font-name="Liberation Sans" fo:font-size="10pt" fo:font-weight="normal" style:letter-kerning="true" style:font-name-asian="Microsoft YaHei" style:font-size-asian="10pt" style:font-weight-asian="normal" style:font-name-complex="Mang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LAN Big2PokerGame <text:s/>Spec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01 Use case </text:span>Diagram</text:p>
              </text:list-item>
              <text:list-item>
                <text:p>02 Class Diagram</text:p>
              </text:list-item>
              <text:list-item>
                <text:p>03 Sequence Diagram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draw:text-style-name="P2" draw:layer="layout" svg:width="6.911cm" svg:height="0.962cm" svg:x="0.762cm" svg:y="0.762cm">
          <draw:text-box>
            <text:p>01. Use Case Diagram</text:p>
          </draw:text-box>
        </draw:frame>
        <draw:custom-shape draw:style-name="gr3" draw:text-style-name="P3" draw:layer="layout" svg:width="15.24cm" svg:height="10.414cm" svg:x="9.36cm" svg:y="3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8cm" svg:height="1.778cm" svg:x="17.95cm" svg:y="4.41cm">
          <text:p text:style-name="P4"><text:span text:style-name="T2">Set Nick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048cm" svg:height="1.778cm" svg:x="12.75cm" svg:y="4.41cm">
          <text:p text:style-name="P4"><text:span text:style-name="T2">1. Start 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5.798cm" svg:y1="5.172cm" svg:x2="17.95cm" svg:y2="5.426cm">
          <text:p/>
        </draw:line>
        <draw:custom-shape draw:style-name="gr4" draw:text-style-name="P5" draw:layer="layout" svg:width="3.048cm" svg:height="1.778cm" svg:x="12.75cm" svg:y="6.81cm">
          <text:p text:style-name="P4"><text:span text:style-name="T2">2. Start a GameDe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048cm" svg:height="1.778cm" svg:x="12.75cm" svg:y="9.11cm">
          <text:p text:style-name="P4"><text:span text:style-name="T2">3. Quick 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3.048cm" svg:height="1.778cm" svg:x="12.75cm" svg:y="11.41cm">
          <text:p text:style-name="P4"><text:span text:style-name="T2">4. Search GameDe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3" draw:layer="layout" svg:width="2.032cm" svg:height="1.778cm" svg:x="2.856cm" svg:y="7.1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3" draw:layer="layout" svg:x1="3.872cm" svg:y1="8.92cm" svg:x2="3.872cm" svg:y2="10.444cm">
            <text:p/>
          </draw:line>
          <draw:line draw:style-name="gr7" draw:text-style-name="P3" draw:layer="layout" svg:x1="3.872cm" svg:y1="9.428cm" svg:x2="4.634cm" svg:y2="10.19cm">
            <text:p/>
          </draw:line>
          <draw:line draw:style-name="gr7" draw:text-style-name="P3" draw:layer="layout" svg:x1="3.11cm" svg:y1="10.19cm" svg:x2="3.834cm" svg:y2="9.49cm">
            <text:p/>
          </draw:line>
          <draw:line draw:style-name="gr7" draw:text-style-name="P3" draw:layer="layout" svg:x1="3.872cm" svg:y1="10.328cm" svg:x2="4.634cm" svg:y2="11.09cm">
            <text:p/>
          </draw:line>
          <draw:line draw:style-name="gr7" draw:text-style-name="P3" draw:layer="layout" svg:x1="3.11cm" svg:y1="11.09cm" svg:x2="3.834cm" svg:y2="10.39cm">
            <text:p/>
          </draw:line>
        </draw:g>
        <draw:frame draw:style-name="gr8" draw:text-style-name="P2" draw:layer="layout" svg:width="2.347cm" svg:height="1.012cm" svg:x="2.686cm" svg:y="6.2cm">
          <draw:text-box>
            <text:p>Player</text:p>
          </draw:text-box>
        </draw:frame>
        <draw:line draw:style-name="gr5" draw:text-style-name="P3" draw:layer="layout" svg:x1="4.888cm" svg:y1="7.8cm" svg:x2="12.75cm" svg:y2="5.4cm">
          <text:p/>
        </draw:line>
        <draw:line draw:style-name="gr5" draw:text-style-name="P3" draw:layer="layout" svg:x1="4.876cm" svg:y1="7.809cm" svg:x2="12.738cm" svg:y2="7.8cm">
          <text:p/>
        </draw:line>
        <draw:line draw:style-name="gr5" draw:text-style-name="P3" draw:layer="layout" svg:x1="4.864cm" svg:y1="7.806cm" svg:x2="12.75cm" svg:y2="10cm">
          <text:p/>
        </draw:line>
        <draw:line draw:style-name="gr5" draw:text-style-name="P3" draw:layer="layout" svg:x1="4.852cm" svg:y1="7.8cm" svg:x2="12.75cm" svg:y2="12.2cm">
          <text:p/>
        </draw:line>
        <draw:custom-shape draw:style-name="gr4" draw:text-style-name="P5" draw:layer="layout" svg:width="3.048cm" svg:height="1.778cm" svg:x="17.951cm" svg:y="7.61cm">
          <text:p text:style-name="P4"><text:span text:style-name="T2">5. Pla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5.798cm" svg:y1="7.8cm" svg:x2="17.951cm" svg:y2="8.626cm">
          <text:p/>
        </draw:line>
        <draw:line draw:style-name="gr5" draw:text-style-name="P3" draw:layer="layout" svg:x1="15.798cm" svg:y1="10.2cm" svg:x2="17.939cm" svg:y2="8.614cm">
          <text:p/>
        </draw:line>
        <draw:line draw:style-name="gr5" draw:text-style-name="P3" draw:layer="layout" svg:x1="15.798cm" svg:y1="12.2cm" svg:x2="17.927cm" svg:y2="8.627cm">
          <text:p/>
        </draw:line>
        <draw:custom-shape draw:style-name="gr4" draw:text-style-name="P5" draw:layer="layout" svg:width="3.048cm" svg:height="1.778cm" svg:x="20.951cm" svg:y="10.01cm">
          <text:p text:style-name="P4"><text:span text:style-name="T2">Game O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20.2cm" svg:y1="9.388cm" svg:x2="21.2cm" svg:y2="10.4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2" draw:layer="layout" svg:width="6.911cm" svg:height="0.962cm" svg:x="0.762cm" svg:y="0.762cm">
          <draw:text-box>
            <text:p>02. Class Diagram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9" draw:text-style-name="P2" draw:layer="layout" svg:width="12.829cm" svg:height="0.962cm" svg:x="0.762cm" svg:y="0.762cm">
          <draw:text-box>
            <text:p>03. Sequence Diagram - 1. Start Application</text:p>
          </draw:text-box>
        </draw:frame>
        <draw:custom-shape draw:style-name="gr10" draw:text-style-name="P3" draw:layer="layout" svg:width="4.2cm" svg:height="1.2cm" svg:x="11.6cm" svg:y="2.2cm">
          <text:p text:style-name="P4"><text:span text:style-name="T3">Big2GameView</text:span></text:p>
          <text:p text:style-name="P4"><text:span text:style-name="T3">(client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2cm" svg:height="1.2cm" svg:x="19.4cm" svg:y="2.2cm">
          <text:p text:style-name="P4"><text:span text:style-name="T3">GamePanel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4.6cm" svg:y1="3.4cm" svg:x2="4.6cm" svg:y2="14cm">
          <text:p/>
        </draw:line>
        <draw:line draw:style-name="gr11" draw:text-style-name="P3" draw:layer="layout" svg:x1="13.8cm" svg:y1="3.4cm" svg:x2="13.8cm" svg:y2="14cm">
          <text:p/>
        </draw:line>
        <draw:line draw:style-name="gr11" draw:text-style-name="P3" draw:layer="layout" svg:x1="4.6cm" svg:y1="3.388cm" svg:x2="4.6cm" svg:y2="13.988cm">
          <text:p/>
        </draw:line>
        <draw:line draw:style-name="gr11" draw:text-style-name="P3" draw:layer="layout" svg:x1="21.6cm" svg:y1="3.4cm" svg:x2="21.6cm" svg:y2="14cm">
          <text:p/>
        </draw:line>
        <draw:line draw:style-name="gr12" draw:text-style-name="P3" draw:layer="layout" svg:x1="4.6cm" svg:y1="4.8cm" svg:x2="13.2cm" svg:y2="4.8cm">
          <text:p text:style-name="P4"><text:span text:style-name="T4">1. Start Application</text:span></text:p>
          <text:p text:style-name="P4"/>
        </draw:line>
        <draw:custom-shape draw:style-name="gr13" draw:text-style-name="P7" draw:layer="layout" svg:width="1.2cm" svg:height="7.6cm" svg:x="13.2cm" svg:y="4.4cm">
          <text:p/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14.4cm" svg:y1="7.9cm" svg:x2="21.6cm" svg:y2="7.9cm">
          <text:p text:style-name="P8"><text:span text:style-name="T5">4. Request welcome page</text:span></text:p>
          <text:p text:style-name="P8"><text:span text:style-name="T6"/></text:p>
        </draw:line>
        <draw:line draw:style-name="gr15" draw:text-style-name="P10" draw:layer="layout" svg:x1="4.6cm" svg:y1="6cm" svg:x2="13.2cm" svg:y2="6cm">
          <text:p text:style-name="P4"><text:span text:style-name="T7">2. Request enter Nickname</text:span></text:p>
          <text:p text:style-name="P4"><text:span text:style-name="T8"/></text:p>
        </draw:line>
        <draw:line draw:style-name="gr16" draw:text-style-name="P10" draw:layer="layout" svg:x1="4.6cm" svg:y1="7.2cm" svg:x2="13.2cm" svg:y2="7.2cm">
          <text:p text:style-name="P4"><text:span text:style-name="T7">3. Enter Nickname</text:span></text:p>
          <text:p text:style-name="P4"/>
        </draw:line>
        <draw:line draw:style-name="gr17" draw:text-style-name="P3" draw:layer="layout" svg:x1="14.4cm" svg:y1="9.3cm" svg:x2="21.6cm" svg:y2="9.3cm">
          <text:p text:style-name="P4"><text:span text:style-name="T7">5. Paint welcome page</text:span> </text:p>
          <text:p text:style-name="P4"/>
        </draw:line>
        <draw:line draw:style-name="gr15" draw:text-style-name="P10" draw:layer="layout" svg:x1="4.6cm" svg:y1="11cm" svg:x2="13.2cm" svg:y2="11cm">
          <text:p text:style-name="P4"><text:span text:style-name="T7">6. Display welcome page</text:span></text:p>
          <text:p text:style-name="P4"><text:span text:style-name="T8"/></text:p>
        </draw:line>
        <draw:g>
          <draw:custom-shape draw:style-name="gr18" draw:text-style-name="P3" draw:layer="layout" svg:width="1.288cm" svg:height="0.851cm" svg:x="3.912cm" svg:y="1.9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3" draw:layer="layout" svg:x1="4.556cm" svg:y1="2.761cm" svg:x2="4.556cm" svg:y2="3.491cm">
            <text:p/>
          </draw:line>
          <draw:line draw:style-name="gr7" draw:text-style-name="P3" draw:layer="layout" svg:x1="4.556cm" svg:y1="3.004cm" svg:x2="5.039cm" svg:y2="3.369cm">
            <text:p/>
          </draw:line>
          <draw:line draw:style-name="gr7" draw:text-style-name="P3" draw:layer="layout" svg:x1="4.073cm" svg:y1="3.369cm" svg:x2="4.532cm" svg:y2="3.034cm">
            <text:p/>
          </draw:line>
          <draw:line draw:style-name="gr7" draw:text-style-name="P3" draw:layer="layout" svg:x1="4.556cm" svg:y1="3.435cm" svg:x2="5.039cm" svg:y2="3.8cm">
            <text:p/>
          </draw:line>
          <draw:line draw:style-name="gr7" draw:text-style-name="P3" draw:layer="layout" svg:x1="4.073cm" svg:y1="3.8cm" svg:x2="4.532cm" svg:y2="3.465cm">
            <text:p/>
          </draw:line>
        </draw:g>
        <draw:frame draw:style-name="gr8" draw:text-style-name="P2" draw:layer="layout" svg:width="2.347cm" svg:height="1.012cm" svg:x="1.8cm" svg:y="2.453cm">
          <draw:text-box>
            <text:p>Player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19" draw:text-style-name="P2" draw:layer="layout" svg:width="13.367cm" svg:height="0.962cm" svg:x="0.762cm" svg:y="0.762cm">
          <draw:text-box>
            <text:p>03. Sequence Diagram - 2. Start a new Game</text:p>
          </draw:text-box>
        </draw:frame>
        <draw:custom-shape draw:style-name="gr10" draw:text-style-name="P3" draw:layer="layout" svg:width="4.2cm" svg:height="1.2cm" svg:x="7.4cm" svg:y="2.5cm">
          <text:p text:style-name="P4"><text:span text:style-name="T3">Big2GameView</text:span></text:p>
          <text:p text:style-name="P4"><text:span text:style-name="T3">(client)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3.8cm" svg:y1="3.7cm" svg:x2="3.8cm" svg:y2="14.3cm">
          <text:p/>
        </draw:line>
        <draw:line draw:style-name="gr11" draw:text-style-name="P3" draw:layer="layout" svg:x1="9.6cm" svg:y1="3.7cm" svg:x2="9.6cm" svg:y2="14.3cm">
          <text:p/>
        </draw:line>
        <draw:line draw:style-name="gr12" draw:text-style-name="P3" draw:layer="layout" svg:x1="3.8cm" svg:y1="5.1cm" svg:x2="9.2cm" svg:y2="5.1cm">
          <text:p text:style-name="P4"><text:span text:style-name="T4">1. Start a new Game</text:span></text:p>
          <text:p text:style-name="P4"/>
        </draw:line>
        <draw:custom-shape draw:style-name="gr20" draw:text-style-name="P7" draw:layer="layout" svg:width="0.6cm" svg:height="8.3cm" svg:x="9.3cm" svg:y="4.7cm">
          <text:p/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3.8cm" svg:y1="6.5cm" svg:x2="9.2cm" svg:y2="6.5cm">
          <text:p text:style-name="P4"><text:span text:style-name="T7">2. Bring game default setting</text:span></text:p>
          <text:p text:style-name="P4"><text:span text:style-name="T8"/></text:p>
        </draw:line>
        <draw:line draw:style-name="gr16" draw:text-style-name="P10" draw:layer="layout" svg:x1="3.8cm" svg:y1="7.4cm" svg:x2="9.2cm" svg:y2="7.4cm">
          <text:p text:style-name="P4"><text:span text:style-name="T7">3. Confirmed.</text:span></text:p>
          <text:p text:style-name="P4"/>
        </draw:line>
        <draw:line draw:style-name="gr15" draw:text-style-name="P10" draw:layer="layout" svg:x1="3.8cm" svg:y1="12.3cm" svg:x2="9.2cm" svg:y2="12.3cm">
          <text:p text:style-name="P4"><text:span text:style-name="T7">9. GameDesk is ready</text:span></text:p>
          <text:p text:style-name="P4"><text:span text:style-name="T8"/></text:p>
        </draw:line>
        <draw:line draw:style-name="gr17" draw:text-style-name="P3" draw:layer="layout" svg:x1="10cm" svg:y1="9.3cm" svg:x2="15.013cm" svg:y2="9.3cm">
          <text:p text:style-name="P4"><text:span text:style-name="T5">6. Reply GameDesk Info</text:span></text:p>
          <text:p text:style-name="P4"><text:span text:style-name="T6"/></text:p>
        </draw:line>
        <draw:line draw:style-name="gr21" draw:text-style-name="P9" draw:layer="layout" svg:x1="15.8cm" svg:y1="8.1cm" svg:x2="20.9cm" svg:y2="8.1cm">
          <text:p text:style-name="P8"><text:span text:style-name="T5">5. new thread to listen client</text:span></text:p>
          <text:p text:style-name="P8"><text:span text:style-name="T6"/></text:p>
        </draw:line>
        <draw:g>
          <draw:custom-shape draw:style-name="gr18" draw:text-style-name="P3" draw:layer="layout" svg:width="1.288cm" svg:height="0.851cm" svg:x="3.1cm" svg:y="2.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3" draw:layer="layout" svg:x1="3.744cm" svg:y1="2.861cm" svg:x2="3.744cm" svg:y2="3.591cm">
            <text:p/>
          </draw:line>
          <draw:line draw:style-name="gr7" draw:text-style-name="P3" draw:layer="layout" svg:x1="3.744cm" svg:y1="3.104cm" svg:x2="4.227cm" svg:y2="3.469cm">
            <text:p/>
          </draw:line>
          <draw:line draw:style-name="gr7" draw:text-style-name="P3" draw:layer="layout" svg:x1="3.261cm" svg:y1="3.469cm" svg:x2="3.72cm" svg:y2="3.134cm">
            <text:p/>
          </draw:line>
          <draw:line draw:style-name="gr7" draw:text-style-name="P3" draw:layer="layout" svg:x1="3.744cm" svg:y1="3.535cm" svg:x2="4.227cm" svg:y2="3.9cm">
            <text:p/>
          </draw:line>
          <draw:line draw:style-name="gr7" draw:text-style-name="P3" draw:layer="layout" svg:x1="3.261cm" svg:y1="3.9cm" svg:x2="3.72cm" svg:y2="3.565cm">
            <text:p/>
          </draw:line>
        </draw:g>
        <draw:frame draw:style-name="gr8" draw:text-style-name="P2" draw:layer="layout" svg:width="2.347cm" svg:height="1.012cm" svg:x="4.227cm" svg:y="2.5cm">
          <draw:text-box>
            <text:p>Player</text:p>
          </draw:text-box>
        </draw:frame>
        <draw:g>
          <draw:custom-shape draw:style-name="gr10" draw:text-style-name="P3" draw:layer="layout" svg:width="4.2cm" svg:height="1.2cm" svg:x="19.2cm" svg:y="2.5cm">
            <text:p text:style-name="P4"><text:span text:style-name="T3">ResponseThread</text:span></text:p>
            <draw:enhanced-geometry svg:viewBox="0 0 21600 21600" draw:type="rectangle" draw:enhanced-path="M 0 0 L 21600 0 21600 21600 0 21600 0 0 Z N"/>
          </draw:custom-shape>
          <draw:line draw:style-name="gr11" draw:text-style-name="P3" draw:layer="layout" svg:x1="21.2cm" svg:y1="3.688cm" svg:x2="21.2cm" svg:y2="14.288cm">
            <text:p/>
          </draw:line>
          <draw:g>
            <draw:custom-shape draw:style-name="gr22" draw:text-style-name="P7" draw:layer="layout" svg:width="0.6cm" svg:height="6cm" svg:x="20.9cm" svg:y="7.9cm">
              <text:p/>
              <draw:enhanced-geometry svg:viewBox="0 0 21600 21600" draw:type="rectangle" draw:enhanced-path="M 0 0 L 21600 0 21600 21600 0 21600 0 0 Z N"/>
            </draw:custom-shape>
            <draw:line draw:style-name="gr23" draw:text-style-name="P3" draw:layer="layout" svg:x1="21.5cm" svg:y1="13.3cm" svg:x2="20.9cm" svg:y2="13.9cm">
              <text:p/>
            </draw:line>
            <draw:line draw:style-name="gr23" draw:text-style-name="P3" draw:layer="layout" svg:x1="21.5cm" svg:y1="12.8cm" svg:x2="20.9cm" svg:y2="13.4cm">
              <text:p/>
            </draw:line>
            <draw:line draw:style-name="gr23" draw:text-style-name="P3" draw:layer="layout" svg:x1="21.5cm" svg:y1="13.7cm" svg:x2="20.9cm" svg:y2="14.3cm">
              <text:p/>
            </draw:line>
          </draw:g>
        </draw:g>
        <draw:line draw:style-name="gr15" draw:text-style-name="P10" draw:layer="layout" svg:x1="21.5cm" svg:y1="9.9cm" svg:x2="26.4cm" svg:y2="9.9cm">
          <text:p text:style-name="P4"><text:span text:style-name="T7">Client: Someone there?</text:span></text:p>
          <text:p text:style-name="P4"><text:span text:style-name="T8"/></text:p>
        </draw:line>
        <draw:line draw:style-name="gr16" draw:text-style-name="P10" draw:layer="layout" svg:x1="21.6cm" svg:y1="11.8cm" svg:x2="27cm" svg:y2="11.8cm">
          <text:p text:style-name="P4"><text:span text:style-name="T9">Server: Return </text:span><text:span text:style-name="T5">GameDesk Info</text:span></text:p>
          <text:p text:style-name="P4"/>
        </draw:line>
        <draw:line draw:style-name="gr12" draw:text-style-name="P3" draw:layer="layout" svg:x1="10cm" svg:y1="7.6cm" svg:x2="15.2cm" svg:y2="7.6cm">
          <text:p text:style-name="P4"><text:span text:style-name="T10">4. Construct a GameDesk </text:span><text:span text:style-name="T10"><text:line-break/></text:span><text:span text:style-name="T10">server thread</text:span></text:p>
          <text:p text:style-name="P4"/>
        </draw:line>
        <draw:g>
          <draw:custom-shape draw:style-name="gr10" draw:text-style-name="P3" draw:layer="layout" svg:width="4.2cm" svg:height="1.2cm" svg:x="13.3cm" svg:y="2.5cm">
            <text:p text:style-name="P4"><text:span text:style-name="T3">GameDeskServer</text:span></text:p>
            <draw:enhanced-geometry svg:viewBox="0 0 21600 21600" draw:type="rectangle" draw:enhanced-path="M 0 0 L 21600 0 21600 21600 0 21600 0 0 Z N"/>
          </draw:custom-shape>
          <draw:line draw:style-name="gr11" draw:text-style-name="P3" draw:layer="layout" svg:x1="15.5cm" svg:y1="3.7cm" svg:x2="15.5cm" svg:y2="14.3cm">
            <text:p/>
          </draw:line>
          <draw:custom-shape draw:style-name="gr24" draw:text-style-name="P7" draw:layer="layout" svg:width="0.6cm" svg:height="6.535cm" svg:x="15.2cm" svg:y="7.265cm">
            <text:p/>
            <draw:enhanced-geometry svg:viewBox="0 0 21600 21600" draw:type="rectangle" draw:enhanced-path="M 0 0 L 21600 0 21600 21600 0 21600 0 0 Z N"/>
          </draw:custom-shape>
          <draw:g>
            <draw:line draw:style-name="gr23" draw:text-style-name="P3" draw:layer="layout" svg:x1="15.8cm" svg:y1="13.2cm" svg:x2="15.2cm" svg:y2="13.8cm">
              <text:p/>
            </draw:line>
            <draw:line draw:style-name="gr23" draw:text-style-name="P3" draw:layer="layout" svg:x1="15.8cm" svg:y1="12.7cm" svg:x2="15.2cm" svg:y2="13.3cm">
              <text:p/>
            </draw:line>
            <draw:line draw:style-name="gr23" draw:text-style-name="P3" draw:layer="layout" svg:x1="15.8cm" svg:y1="13.6cm" svg:x2="15.2cm" svg:y2="14.2cm">
              <text:p/>
            </draw:line>
          </draw:g>
        </draw:g>
        <draw:line draw:style-name="gr12" draw:text-style-name="P3" draw:layer="layout" svg:x1="9.988cm" svg:y1="10.762cm" svg:x2="15.188cm" svg:y2="10.762cm">
          <text:p text:style-name="P4"><text:span text:style-name="T11">7. Request join GameDesk <text:s/></text:span></text:p>
          <text:p text:style-name="P4"/>
        </draw:line>
        <draw:line draw:style-name="gr17" draw:text-style-name="P3" draw:layer="layout" svg:x1="9.9cm" svg:y1="11.6cm" svg:x2="15.2cm" svg:y2="11.6cm">
          <text:p text:style-name="P4"><text:span text:style-name="T5">8. Accept</text:span></text:p>
          <text:p text:style-name="P4"><text:span text:style-name="T6"/></text:p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25" draw:text-style-name="P2" draw:layer="layout" svg:width="11.394cm" svg:height="0.962cm" svg:x="0.762cm" svg:y="0.762cm">
          <draw:text-box>
            <text:p>03. Sequence Diagram - 3. Quick Start</text:p>
          </draw:text-box>
        </draw:frame>
        <draw:custom-shape draw:style-name="gr10" draw:text-style-name="P3" draw:layer="layout" svg:width="4.2cm" svg:height="1.2cm" svg:x="11.6cm" svg:y="2.2cm">
          <text:p text:style-name="P4"><text:span text:style-name="T3">Big2GameView</text:span></text:p>
          <text:p text:style-name="P4"><text:span text:style-name="T3">(client)</text:span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4.2cm" svg:height="1.2cm" svg:x="19.4cm" svg:y="2.2cm">
          <text:p text:style-name="P4"><text:span text:style-name="T3">GamePanel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4.6cm" svg:y1="3.4cm" svg:x2="4.6cm" svg:y2="14cm">
          <text:p/>
        </draw:line>
        <draw:line draw:style-name="gr11" draw:text-style-name="P3" draw:layer="layout" svg:x1="13.8cm" svg:y1="3.4cm" svg:x2="13.8cm" svg:y2="14cm">
          <text:p/>
        </draw:line>
        <draw:line draw:style-name="gr11" draw:text-style-name="P3" draw:layer="layout" svg:x1="4.6cm" svg:y1="3.388cm" svg:x2="4.6cm" svg:y2="13.988cm">
          <text:p/>
        </draw:line>
        <draw:line draw:style-name="gr11" draw:text-style-name="P3" draw:layer="layout" svg:x1="21.6cm" svg:y1="3.4cm" svg:x2="21.6cm" svg:y2="14cm">
          <text:p/>
        </draw:line>
        <draw:line draw:style-name="gr12" draw:text-style-name="P3" draw:layer="layout" svg:x1="4.6cm" svg:y1="4.8cm" svg:x2="13.2cm" svg:y2="4.8cm">
          <text:p text:style-name="P4"><text:span text:style-name="T4">1. Quick Start</text:span></text:p>
          <text:p text:style-name="P4"/>
        </draw:line>
        <draw:custom-shape draw:style-name="gr26" draw:text-style-name="P7" draw:layer="layout" svg:width="1.2cm" svg:height="8.8cm" svg:x="13.2cm" svg:y="4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0.6cm" svg:height="3.695cm" svg:x="14.4cm" svg:y="4.905cm">
          <text:p/>
          <draw:enhanced-geometry svg:viewBox="0 0 21600 21600" draw:type="rectangle" draw:enhanced-path="M 0 0 L 21600 0 21600 21600 0 21600 0 0 Z N"/>
        </draw:custom-shape>
        <draw:frame draw:style-name="gr28" draw:text-style-name="P11" draw:layer="layout" svg:width="6cm" svg:height="0.695cm" svg:x="15.062cm" svg:y="6.505cm">
          <draw:text-box>
            <text:p><text:span text:style-name="T7">2. Join a GameDesk or create one.</text:span></text:p>
          </draw:text-box>
        </draw:frame>
        <draw:line draw:style-name="gr15" draw:text-style-name="P10" draw:layer="layout" svg:x1="4.613cm" svg:y1="12.861cm" svg:x2="13.213cm" svg:y2="12.861cm">
          <text:p text:style-name="P4"><text:span text:style-name="T9">5.</text:span><text:span text:style-name="T7">GameDesk is ready</text:span></text:p>
          <text:p text:style-name="P4"><text:span text:style-name="T8"/></text:p>
        </draw:line>
        <draw:line draw:style-name="gr29" draw:text-style-name="P9" draw:layer="layout" svg:x1="14.4cm" svg:y1="10.2cm" svg:x2="21.588cm" svg:y2="10.2cm">
          <text:p text:style-name="P8"><text:span text:style-name="T5">3. Request Paint GameDesk</text:span></text:p>
          <text:p text:style-name="P8"><text:span text:style-name="T6"/></text:p>
        </draw:line>
        <draw:line draw:style-name="gr17" draw:text-style-name="P3" draw:layer="layout" svg:x1="14.4cm" svg:y1="11.6cm" svg:x2="21.6cm" svg:y2="11.6cm">
          <text:p text:style-name="P4"><text:span text:style-name="T5">4. Paint GameDesk</text:span></text:p>
          <text:p text:style-name="P4"><text:span text:style-name="T6"/></text:p>
        </draw:line>
        <draw:g>
          <draw:custom-shape draw:style-name="gr18" draw:text-style-name="P3" draw:layer="layout" svg:width="1.288cm" svg:height="0.851cm" svg:x="3.912cm" svg:y="1.9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7" draw:text-style-name="P3" draw:layer="layout" svg:x1="4.556cm" svg:y1="2.76cm" svg:x2="4.556cm" svg:y2="3.49cm">
            <text:p/>
          </draw:line>
          <draw:line draw:style-name="gr7" draw:text-style-name="P3" draw:layer="layout" svg:x1="4.556cm" svg:y1="3.003cm" svg:x2="5.039cm" svg:y2="3.368cm">
            <text:p/>
          </draw:line>
          <draw:line draw:style-name="gr7" draw:text-style-name="P3" draw:layer="layout" svg:x1="4.073cm" svg:y1="3.368cm" svg:x2="4.532cm" svg:y2="3.033cm">
            <text:p/>
          </draw:line>
          <draw:line draw:style-name="gr7" draw:text-style-name="P3" draw:layer="layout" svg:x1="4.556cm" svg:y1="3.434cm" svg:x2="5.039cm" svg:y2="3.799cm">
            <text:p/>
          </draw:line>
          <draw:line draw:style-name="gr7" draw:text-style-name="P3" draw:layer="layout" svg:x1="4.073cm" svg:y1="3.799cm" svg:x2="4.532cm" svg:y2="3.464cm">
            <text:p/>
          </draw:line>
        </draw:g>
        <draw:frame draw:style-name="gr8" draw:text-style-name="P2" draw:layer="layout" svg:width="2.347cm" svg:height="1.012cm" svg:x="1.801cm" svg:y="2.453cm">
          <draw:text-box>
            <text:p>Player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25" draw:text-style-name="P2" draw:layer="layout" svg:width="13.748cm" svg:height="0.962cm" svg:x="0.762cm" svg:y="0.762cm">
          <draw:text-box>
            <text:p>03. Sequence Diagram – 4. Search GameDesk</text:p>
          </draw:text-box>
        </draw:frame>
        <draw:custom-shape draw:style-name="gr10" draw:text-style-name="P3" draw:layer="layout" svg:width="4.2cm" svg:height="1.2cm" svg:x="8.8cm" svg:y="2.4cm">
          <text:p text:style-name="P4"><text:span text:style-name="T3">Big2GameView</text:span></text:p>
          <text:p text:style-name="P4"><text:span text:style-name="T3">(client)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1cm" svg:y1="3.6cm" svg:x2="11cm" svg:y2="14.2cm">
          <text:p/>
        </draw:line>
        <draw:line draw:style-name="gr12" draw:text-style-name="P3" draw:layer="layout" svg:x1="3.7cm" svg:y1="5cm" svg:x2="10.4cm" svg:y2="5cm">
          <text:p text:style-name="P4"><text:span text:style-name="T4">1. Search GameDesk</text:span></text:p>
          <text:p text:style-name="P4"/>
        </draw:line>
        <draw:custom-shape draw:style-name="gr30" draw:text-style-name="P7" draw:layer="layout" svg:width="0.8cm" svg:height="8.8cm" svg:x="10.6cm" svg:y="4.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0.474cm" svg:height="1.895cm" svg:x="11.4cm" svg:y="5.105cm">
          <text:p/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3.7cm" svg:y1="7.561cm" svg:x2="10.6cm" svg:y2="7.6cm">
          <text:p text:style-name="P4"><text:span text:style-name="T7">4. Listing GameDesk in LAN</text:span></text:p>
          <text:p text:style-name="P4"><text:span text:style-name="T8"/></text:p>
        </draw:line>
        <draw:line draw:style-name="gr32" draw:text-style-name="P9" draw:layer="layout" svg:x1="11.4cm" svg:y1="9.4cm" svg:x2="24.3cm" svg:y2="9.4cm">
          <text:p text:style-name="P8"><text:span text:style-name="T5">6. Request join GameDesk <text:s text:c="53"/></text:span></text:p>
          <text:p text:style-name="P8"><text:span text:style-name="T6"/></text:p>
        </draw:line>
        <draw:line draw:style-name="gr17" draw:text-style-name="P3" draw:layer="layout" svg:x1="11.4cm" svg:y1="11.3cm" svg:x2="24.3cm" svg:y2="11.3cm">
          <text:p text:style-name="P4"><text:span text:style-name="T5">7. Accept <text:s text:c="62"/></text:span></text:p>
          <text:p text:style-name="P4"><text:span text:style-name="T6"/></text:p>
        </draw:line>
        <draw:line draw:style-name="gr15" draw:text-style-name="P10" draw:layer="layout" svg:x1="3.7cm" svg:y1="12.8cm" svg:x2="10.4cm" svg:y2="12.8cm">
          <text:p text:style-name="P4"><text:span text:style-name="T9">4. </text:span><text:span text:style-name="T7">GameDesk is ready</text:span></text:p>
          <text:p text:style-name="P4"><text:span text:style-name="T8"/></text:p>
        </draw:line>
        <draw:line draw:style-name="gr33" draw:text-style-name="P3" draw:layer="layout" svg:x1="3.8cm" svg:y1="9cm" svg:x2="10.4cm" svg:y2="9cm">
          <text:p text:style-name="P4"><text:span text:style-name="T7">5. Pick a GameDesk</text:span></text:p>
          <text:p text:style-name="P4"/>
        </draw:line>
        <draw:g>
          <draw:line draw:style-name="gr11" draw:text-style-name="P3" draw:layer="layout" svg:x1="3.7cm" svg:y1="3.6cm" svg:x2="3.7cm" svg:y2="14.2cm">
            <text:p/>
          </draw:line>
          <draw:line draw:style-name="gr11" draw:text-style-name="P3" draw:layer="layout" svg:x1="3.7cm" svg:y1="3.588cm" svg:x2="3.7cm" svg:y2="14.188cm">
            <text:p/>
          </draw:line>
          <draw:g>
            <draw:custom-shape draw:style-name="gr18" draw:text-style-name="P3" draw:layer="layout" svg:width="1.288cm" svg:height="0.851cm" svg:x="3.012cm" svg:y="2.10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7" draw:text-style-name="P3" draw:layer="layout" svg:x1="3.656cm" svg:y1="2.96cm" svg:x2="3.656cm" svg:y2="3.69cm">
              <text:p/>
            </draw:line>
            <draw:line draw:style-name="gr7" draw:text-style-name="P3" draw:layer="layout" svg:x1="3.656cm" svg:y1="3.203cm" svg:x2="4.139cm" svg:y2="3.568cm">
              <text:p/>
            </draw:line>
            <draw:line draw:style-name="gr7" draw:text-style-name="P3" draw:layer="layout" svg:x1="3.173cm" svg:y1="3.568cm" svg:x2="3.632cm" svg:y2="3.233cm">
              <text:p/>
            </draw:line>
            <draw:line draw:style-name="gr7" draw:text-style-name="P3" draw:layer="layout" svg:x1="3.656cm" svg:y1="3.634cm" svg:x2="4.139cm" svg:y2="3.999cm">
              <text:p/>
            </draw:line>
            <draw:line draw:style-name="gr7" draw:text-style-name="P3" draw:layer="layout" svg:x1="3.173cm" svg:y1="3.999cm" svg:x2="3.632cm" svg:y2="3.664cm">
              <text:p/>
            </draw:line>
          </draw:g>
          <draw:frame draw:style-name="gr8" draw:text-style-name="P2" draw:layer="layout" svg:width="2.347cm" svg:height="1.012cm" svg:x="0.901cm" svg:y="2.653cm">
            <draw:text-box>
              <text:p>Player</text:p>
            </draw:text-box>
          </draw:frame>
        </draw:g>
        <draw:line draw:style-name="gr34" draw:text-style-name="P9" draw:layer="layout" svg:x1="11.874cm" svg:y1="5.461cm" svg:x2="18cm" svg:y2="5.461cm">
          <text:p text:style-name="P8"><text:span text:style-name="T9">2. </text:span><text:span text:style-name="T5">Someone there? (1 Broadcast)</text:span></text:p>
          <text:p text:style-name="P8"><text:span text:style-name="T6"/></text:p>
        </draw:line>
        <draw:g>
          <draw:custom-shape draw:style-name="gr35" draw:text-style-name="P7" draw:layer="layout" svg:width="3.6cm" svg:height="1cm" svg:x="17.8cm" svg:y="2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7" draw:layer="layout" svg:width="3.8cm" svg:height="1.2cm" svg:x="17.2cm" svg:y="2.7cm">
            <text:p text:style-name="P4"><text:span text:style-name="T3"/></text:p>
            <draw:enhanced-geometry svg:viewBox="0 0 21600 21600" draw:type="rectangle" draw:enhanced-path="M 0 0 L 21600 0 21600 21600 0 21600 0 0 Z N"/>
          </draw:custom-shape>
          <draw:custom-shape draw:style-name="gr37" draw:text-style-name="P7" draw:layer="layout" svg:width="4.2cm" svg:height="1.2cm" svg:x="16.4cm" svg:y="2.4cm">
            <text:p text:style-name="P4"><text:span text:style-name="T3">ResponseThread</text:span></text:p>
            <draw:enhanced-geometry svg:viewBox="0 0 21600 21600" draw:type="rectangle" draw:enhanced-path="M 0 0 L 21600 0 21600 21600 0 21600 0 0 Z N"/>
          </draw:custom-shape>
          <draw:line draw:style-name="gr11" draw:text-style-name="P3" draw:layer="layout" svg:x1="18.4cm" svg:y1="3.588cm" svg:x2="18.4cm" svg:y2="14.188cm">
            <text:p/>
          </draw:line>
          <draw:g>
            <draw:custom-shape draw:style-name="gr38" draw:text-style-name="P7" draw:layer="layout" svg:width="0.6cm" svg:height="9.6cm" svg:x="18.1cm" svg:y="4.2cm">
              <text:p/>
              <draw:enhanced-geometry svg:viewBox="0 0 21600 21600" draw:type="rectangle" draw:enhanced-path="M 0 0 L 21600 0 21600 21600 0 21600 0 0 Z N"/>
            </draw:custom-shape>
            <draw:line draw:style-name="gr23" draw:text-style-name="P3" draw:layer="layout" svg:x1="18.7cm" svg:y1="13.1cm" svg:x2="18.1cm" svg:y2="13.7cm">
              <text:p/>
            </draw:line>
            <draw:line draw:style-name="gr23" draw:text-style-name="P3" draw:layer="layout" svg:x1="18.7cm" svg:y1="12.6cm" svg:x2="18.1cm" svg:y2="13.2cm">
              <text:p/>
            </draw:line>
            <draw:line draw:style-name="gr23" draw:text-style-name="P3" draw:layer="layout" svg:x1="18.7cm" svg:y1="13.5cm" svg:x2="18.1cm" svg:y2="14.1cm">
              <text:p/>
            </draw:line>
            <draw:line draw:style-name="gr23" draw:text-style-name="P3" draw:layer="layout" svg:x1="18.7cm" svg:y1="4.4cm" svg:x2="18.1cm" svg:y2="5cm">
              <text:p/>
            </draw:line>
            <draw:line draw:style-name="gr23" draw:text-style-name="P3" draw:layer="layout" svg:x1="18.7cm" svg:y1="3.9cm" svg:x2="18.1cm" svg:y2="4.5cm">
              <text:p/>
            </draw:line>
            <draw:line draw:style-name="gr23" draw:text-style-name="P3" draw:layer="layout" svg:x1="18.7cm" svg:y1="4.8cm" svg:x2="18.1cm" svg:y2="5.4cm">
              <text:p/>
            </draw:line>
          </draw:g>
        </draw:g>
        <draw:line draw:style-name="gr17" draw:text-style-name="P3" draw:layer="layout" svg:x1="11.874cm" svg:y1="6.6cm" svg:x2="18.1cm" svg:y2="6.561cm">
          <text:p text:style-name="P4"><text:span text:style-name="T5">3. Reply GameDesk info</text:span></text:p>
          <text:p text:style-name="P4"><text:span text:style-name="T6"/></text:p>
        </draw:line>
        <draw:g>
          <draw:custom-shape draw:style-name="gr10" draw:text-style-name="P3" draw:layer="layout" svg:width="4.2cm" svg:height="1.2cm" svg:x="22.4cm" svg:y="2cm">
            <text:p text:style-name="P4"><text:span text:style-name="T3">GameDeskServer</text:span></text:p>
            <draw:enhanced-geometry svg:viewBox="0 0 21600 21600" draw:type="rectangle" draw:enhanced-path="M 0 0 L 21600 0 21600 21600 0 21600 0 0 Z N"/>
          </draw:custom-shape>
          <draw:line draw:style-name="gr11" draw:text-style-name="P3" draw:layer="layout" svg:x1="24.6cm" svg:y1="3.2cm" svg:x2="24.6cm" svg:y2="13.8cm">
            <text:p/>
          </draw:line>
          <draw:custom-shape draw:style-name="gr39" draw:text-style-name="P7" draw:layer="layout" svg:width="0.6cm" svg:height="9.1cm" svg:x="24.3cm" svg:y="4.2cm">
            <text:p/>
            <draw:enhanced-geometry svg:viewBox="0 0 21600 21600" draw:type="rectangle" draw:enhanced-path="M 0 0 L 21600 0 21600 21600 0 21600 0 0 Z N"/>
          </draw:custom-shape>
          <draw:g>
            <draw:line draw:style-name="gr23" draw:text-style-name="P3" draw:layer="layout" svg:x1="24.9cm" svg:y1="12.7cm" svg:x2="24.3cm" svg:y2="13.3cm">
              <text:p/>
            </draw:line>
            <draw:line draw:style-name="gr23" draw:text-style-name="P3" draw:layer="layout" svg:x1="24.9cm" svg:y1="12.2cm" svg:x2="24.3cm" svg:y2="12.8cm">
              <text:p/>
            </draw:line>
            <draw:line draw:style-name="gr23" draw:text-style-name="P3" draw:layer="layout" svg:x1="24.9cm" svg:y1="13.1cm" svg:x2="24.3cm" svg:y2="13.7cm">
              <text:p/>
            </draw:line>
          </draw:g>
          <draw:g>
            <draw:line draw:style-name="gr23" draw:text-style-name="P3" draw:layer="layout" svg:x1="24.9cm" svg:y1="4.4cm" svg:x2="24.3cm" svg:y2="5cm">
              <text:p/>
            </draw:line>
            <draw:line draw:style-name="gr23" draw:text-style-name="P3" draw:layer="layout" svg:x1="24.9cm" svg:y1="3.9cm" svg:x2="24.3cm" svg:y2="4.5cm">
              <text:p/>
            </draw:line>
            <draw:line draw:style-name="gr23" draw:text-style-name="P3" draw:layer="layout" svg:x1="24.9cm" svg:y1="4.8cm" svg:x2="24.3cm" svg:y2="5.4cm">
              <text:p/>
            </draw:line>
          </draw:g>
        </draw:g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5" draw:text-style-name="P2" draw:layer="layout" svg:width="20.568cm" svg:height="0.962cm" svg:x="0.762cm" svg:y="0.762cm">
          <draw:text-box>
            <text:p>03. Sequence Diagram – 5. Play(TCP server/client message exchange)</text:p>
          </draw:text-box>
        </draw:frame>
        <draw:custom-shape draw:style-name="gr10" draw:text-style-name="P3" draw:layer="layout" svg:width="4.2cm" svg:height="1.2cm" svg:x="16.7cm" svg:y="2.3cm">
          <text:p text:style-name="P4"><text:span text:style-name="T3">Big2GameView</text:span></text:p>
          <text:p text:style-name="P4"><text:span text:style-name="T3">(client)</text:span></text:p>
          <draw:enhanced-geometry svg:viewBox="0 0 21600 21600" draw:type="rectangle" draw:enhanced-path="M 0 0 L 21600 0 21600 21600 0 21600 0 0 Z N"/>
        </draw:custom-shape>
        <draw:line draw:style-name="gr11" draw:text-style-name="P3" draw:layer="layout" svg:x1="18.9cm" svg:y1="3.5cm" svg:x2="18.9cm" svg:y2="14.1cm">
          <text:p/>
        </draw:line>
        <draw:custom-shape draw:style-name="gr40" draw:text-style-name="P7" draw:layer="layout" svg:width="0.6cm" svg:height="8.8cm" svg:x="18.6cm" svg:y="4.5cm">
          <text:p/>
          <draw:enhanced-geometry svg:viewBox="0 0 21600 21600" draw:type="rectangle" draw:enhanced-path="M 0 0 L 21600 0 21600 21600 0 21600 0 0 Z N"/>
        </draw:custom-shape>
        <draw:line draw:style-name="gr15" draw:text-style-name="P10" draw:layer="layout" svg:x1="6.6cm" svg:y1="7cm" svg:x2="18.5cm" svg:y2="7cm">
          <text:p text:style-name="P4"><text:span text:style-name="T9">3. Player1 with CLUB 3 plays Cardset</text:span></text:p>
          <text:p text:style-name="P4"><text:span text:style-name="T8"/></text:p>
        </draw:line>
        <draw:line draw:style-name="gr41" draw:text-style-name="P3" draw:layer="layout" svg:x1="6.6cm" svg:y1="5cm" svg:x2="18.5cm" svg:y2="5cm">
          <text:p text:style-name="P4"><text:span text:style-name="T7">1. Inform Game start</text:span></text:p>
          <text:p text:style-name="P4"/>
        </draw:line>
        <draw:g>
          <draw:custom-shape draw:style-name="gr10" draw:text-style-name="P3" draw:layer="layout" svg:width="4.2cm" svg:height="1.2cm" svg:x="4.1cm" svg:y="2.2cm">
            <text:p text:style-name="P4"><text:span text:style-name="T3">GameDeskServer</text:span></text:p>
            <draw:enhanced-geometry svg:viewBox="0 0 21600 21600" draw:type="rectangle" draw:enhanced-path="M 0 0 L 21600 0 21600 21600 0 21600 0 0 Z N"/>
          </draw:custom-shape>
          <draw:line draw:style-name="gr11" draw:text-style-name="P3" draw:layer="layout" svg:x1="6.3cm" svg:y1="3.4cm" svg:x2="6.3cm" svg:y2="14cm">
            <text:p/>
          </draw:line>
          <draw:custom-shape draw:style-name="gr39" draw:text-style-name="P7" draw:layer="layout" svg:width="0.6cm" svg:height="9.1cm" svg:x="6cm" svg:y="4.4cm">
            <text:p/>
            <draw:enhanced-geometry svg:viewBox="0 0 21600 21600" draw:type="rectangle" draw:enhanced-path="M 0 0 L 21600 0 21600 21600 0 21600 0 0 Z N"/>
          </draw:custom-shape>
          <draw:g>
            <draw:line draw:style-name="gr23" draw:text-style-name="P3" draw:layer="layout" svg:x1="6.6cm" svg:y1="12.9cm" svg:x2="6cm" svg:y2="13.5cm">
              <text:p/>
            </draw:line>
            <draw:line draw:style-name="gr23" draw:text-style-name="P3" draw:layer="layout" svg:x1="6.6cm" svg:y1="12.4cm" svg:x2="6cm" svg:y2="13cm">
              <text:p/>
            </draw:line>
            <draw:line draw:style-name="gr23" draw:text-style-name="P3" draw:layer="layout" svg:x1="6.6cm" svg:y1="13.3cm" svg:x2="6cm" svg:y2="13.9cm">
              <text:p/>
            </draw:line>
          </draw:g>
          <draw:g>
            <draw:line draw:style-name="gr23" draw:text-style-name="P3" draw:layer="layout" svg:x1="6.6cm" svg:y1="4.6cm" svg:x2="6cm" svg:y2="5.2cm">
              <text:p/>
            </draw:line>
            <draw:line draw:style-name="gr23" draw:text-style-name="P3" draw:layer="layout" svg:x1="6.6cm" svg:y1="4.1cm" svg:x2="6cm" svg:y2="4.7cm">
              <text:p/>
            </draw:line>
            <draw:line draw:style-name="gr23" draw:text-style-name="P3" draw:layer="layout" svg:x1="6.6cm" svg:y1="5cm" svg:x2="6cm" svg:y2="5.6cm">
              <text:p/>
            </draw:line>
          </draw:g>
        </draw:g>
        <draw:line draw:style-name="gr41" draw:text-style-name="P3" draw:layer="layout" svg:x1="6.588cm" svg:y1="5.897cm" svg:x2="18.488cm" svg:y2="5.897cm">
          <text:p text:style-name="P4"><text:span text:style-name="T7">2. Distribute Cards to 4 players</text:span></text:p>
          <text:p text:style-name="P4"/>
        </draw:line>
        <draw:line draw:style-name="gr33" draw:text-style-name="P3" draw:layer="layout" svg:x1="6.576cm" svg:y1="8.058cm" svg:x2="18.476cm" svg:y2="8.058cm">
          <text:p text:style-name="P4"><text:span text:style-name="T7">4. Notify all</text:span></text:p>
          <text:p text:style-name="P4"/>
        </draw:line>
        <draw:line draw:style-name="gr15" draw:text-style-name="P10" draw:layer="layout" svg:x1="6.613cm" svg:y1="10.061cm" svg:x2="18.513cm" svg:y2="10.061cm">
          <text:p text:style-name="P4"><text:span text:style-name="T9">6. The 3 other players pass this turn</text:span></text:p>
          <text:p text:style-name="P4"><text:span text:style-name="T8"/></text:p>
        </draw:line>
        <draw:line draw:style-name="gr33" draw:text-style-name="P3" draw:layer="layout" svg:x1="6.564cm" svg:y1="9.119cm" svg:x2="18.464cm" svg:y2="9.119cm">
          <text:p text:style-name="P4"><text:span text:style-name="T7">5. Notify next Player to play</text:span></text:p>
          <text:p text:style-name="P4"/>
        </draw:line>
        <draw:line draw:style-name="gr33" draw:text-style-name="P3" draw:layer="layout" svg:x1="6.552cm" svg:y1="11.011cm" svg:x2="18.6cm" svg:y2="11.011cm">
          <text:p text:style-name="P4"><text:span text:style-name="T9">7. Notify the player to start New round</text:span></text:p>
          <text:p text:style-name="P4"/>
        </draw:line>
        <draw:line draw:style-name="gr15" draw:text-style-name="P10" draw:layer="layout" svg:x1="6.626cm" svg:y1="12.022cm" svg:x2="18.526cm" svg:y2="12.022cm">
          <text:p text:style-name="P4"><text:span text:style-name="T9">8. The player plays the card, 0 card on hand </text:span></text:p>
          <text:p text:style-name="P4"><text:span text:style-name="T8"/></text:p>
        </draw:line>
        <draw:line draw:style-name="gr33" draw:text-style-name="P3" draw:layer="layout" svg:x1="6.54cm" svg:y1="12.972cm" svg:x2="18.588cm" svg:y2="12.972cm">
          <text:p text:style-name="P4"><text:span text:style-name="T9">9. Notify all who is winner</text:span></text:p>
          <text:p text:style-name="P4"/>
        </draw:lin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2.6.2$Windows_X86_64 LibreOffice_project/684e730861356e74889dfe6dbddd3562aae2e6ad</meta:generator>
    <dc:date>2020-12-21T03:34:06.634000000</dc:date>
    <meta:editing-duration>PT10H4M56S</meta:editing-duration>
    <meta:editing-cycles>42</meta:editing-cycles>
    <meta:document-statistic meta:object-count="224"/>
  </office:meta>
</office:document-meta>
</file>